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eSansMonoCd Office" svg:font-family="'TheSansMonoCd Office'" style:font-adornments="Standard" style:font-family-generic="swiss" style:font-pitch="fixed"/>
    <style:font-face style:name="TheSansMonoCd Office1" svg:font-family="'TheSansMonoCd Office'" style:font-family-generic="swiss" style:font-pitch="fixed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52mm"/>
    </style:style>
    <style:style style:name="co3" style:family="table-column">
      <style:table-column-properties fo:break-before="auto" style:column-width="41.06mm"/>
    </style:style>
    <style:style style:name="co4" style:family="table-column">
      <style:table-column-properties fo:break-before="auto" style:column-width="33.64mm"/>
    </style:style>
    <style:style style:name="co5" style:family="table-column">
      <style:table-column-properties fo:break-before="auto" style:column-width="110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heSansMonoCd Office1"/>
    </style:style>
    <style:style style:name="ce3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horiz_s and horiz_sw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work_mp</text:p>
          </table:table-cell>
          <table:table-cell office:value-type="string" calcext:value-type="string">
            <text:p>nfeatures</text:p>
          </table:table-cell>
          <table:table-cell office:value-type="string" calcext:value-type="string">
            <text:p>edgethreshol</text:p>
          </table:table-cell>
          <table:table-cell office:value-type="string" calcext:value-type="string">
            <text:p>patchSize</text:p>
          </table:table-cell>
          <table:table-cell/>
          <table:table-cell office:value-type="string" calcext:value-type="string">
            <text:p>whitepoint</text:p>
          </table:table-cell>
          <table:table-cell office:value-type="string" calcext:value-type="string">
            <text:p>blackpoint</text:p>
          </table:table-cell>
          <table:table-cell/>
          <table:table-cell office:value-type="string" calcext:value-type="string">
            <text:p>conf</text:p>
          </table:table-cell>
          <table:table-cell office:value-type="string" calcext:value-type="string">
            <text:p>inliers</text:p>
          </table:table-cell>
          <table:table-cell office:value-type="string" calcext:value-type="string">
            <text:p>num_match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.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0.4</text:p>
          </table:table-cell>
          <table:table-cell office:value-type="float" office:value="75" calcext:value-type="float">
            <text:p>7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optimal für bäume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10-p1-ne.jpg <text:s text:c="18"/>11-p1-e.jpg</text:p>
          </table:table-cell>
          <table:table-cell table:number-columns-repeated="7"/>
          <table:table-cell office:value-type="string" calcext:value-type="string">
            <text:p>0.94</text:p>
          </table:table-cell>
          <table:table-cell office:value-type="float" office:value="454" calcext:value-type="float">
            <text:p>454</text:p>
          </table:table-cell>
          <table:table-cell office:value-type="float" office:value="1587" calcext:value-type="float">
            <text:p>1587</text:p>
          </table:table-cell>
        </table:table-row>
      </table:table>
      <table:table table:name="enforced_match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Horizon ↔ horizon</text:p>
          </table:table-cell>
          <table:table-cell/>
          <table:table-cell office:value-type="string" calcext:value-type="string">
            <text:p># Horizon ↔ horizon</text:p>
          </table:table-cell>
        </table:table-row>
        <table:table-row table:style-name="ro1">
          <table:table-cell office:value-type="string" calcext:value-type="string">
            <text:p>01-horiz-n.jpg</text:p>
          </table:table-cell>
          <table:table-cell office:value-type="string" calcext:value-type="string">
            <text:p>08-horiz-nw.jpg</text:p>
          </table:table-cell>
          <table:table-cell table:formula="of:=&quot;(&quot;&quot;&quot;&amp;[.A2]&amp;&quot;&quot;&quot;, &quot;&quot;&quot;&amp;[.B2]&amp;&quot;&quot;&quot;),&quot;" office:value-type="string" office:string-value="(&quot;01-horiz-n.jpg&quot;, &quot;08-horiz-nw.jpg&quot;)," calcext:value-type="string">
            <text:p>("01-horiz-n.jpg", "08-horiz-nw.jpg"),</text:p>
          </table:table-cell>
        </table:table-row>
        <table:table-row table:style-name="ro1">
          <table:table-cell office:value-type="string" calcext:value-type="string">
            <text:p>02-horiz-ne.jpg</text:p>
          </table:table-cell>
          <table:table-cell office:value-type="string" calcext:value-type="string">
            <text:p>01-horiz-n.jpg</text:p>
          </table:table-cell>
          <table:table-cell table:formula="of:=&quot;(&quot;&quot;&quot;&amp;[.A3]&amp;&quot;&quot;&quot;, &quot;&quot;&quot;&amp;[.B3]&amp;&quot;&quot;&quot;),&quot;" office:value-type="string" office:string-value="(&quot;02-horiz-ne.jpg&quot;, &quot;01-horiz-n.jpg&quot;)," calcext:value-type="string">
            <text:p>("02-horiz-ne.jpg", "01-horiz-n.jpg"),</text:p>
          </table:table-cell>
        </table:table-row>
        <table:table-row table:style-name="ro1">
          <table:table-cell office:value-type="string" calcext:value-type="string">
            <text:p>03-horiz-e.jpg</text:p>
          </table:table-cell>
          <table:table-cell office:value-type="string" calcext:value-type="string">
            <text:p>02-horiz-ne.jpg</text:p>
          </table:table-cell>
          <table:table-cell table:formula="of:=&quot;(&quot;&quot;&quot;&amp;[.A4]&amp;&quot;&quot;&quot;, &quot;&quot;&quot;&amp;[.B4]&amp;&quot;&quot;&quot;),&quot;" office:value-type="string" office:string-value="(&quot;03-horiz-e.jpg&quot;, &quot;02-horiz-ne.jpg&quot;)," calcext:value-type="string">
            <text:p>("03-horiz-e.jpg", "02-horiz-ne.jpg"),</text:p>
          </table:table-cell>
        </table:table-row>
        <table:table-row table:style-name="ro1">
          <table:table-cell office:value-type="string" calcext:value-type="string">
            <text:p>04-horiz-se.jpg</text:p>
          </table:table-cell>
          <table:table-cell office:value-type="string" calcext:value-type="string">
            <text:p>03-horiz-e.jpg</text:p>
          </table:table-cell>
          <table:table-cell table:formula="of:=&quot;(&quot;&quot;&quot;&amp;[.A5]&amp;&quot;&quot;&quot;, &quot;&quot;&quot;&amp;[.B5]&amp;&quot;&quot;&quot;),&quot;" office:value-type="string" office:string-value="(&quot;04-horiz-se.jpg&quot;, &quot;03-horiz-e.jpg&quot;)," calcext:value-type="string">
            <text:p>("04-horiz-se.jpg", "03-horiz-e.jpg"),</text:p>
          </table:table-cell>
        </table:table-row>
        <table:table-row table:style-name="ro1">
          <table:table-cell office:value-type="string" calcext:value-type="string">
            <text:p>05-horiz-s.jpg</text:p>
          </table:table-cell>
          <table:table-cell office:value-type="string" calcext:value-type="string">
            <text:p>04-horiz-se.jpg</text:p>
          </table:table-cell>
          <table:table-cell table:formula="of:=&quot;(&quot;&quot;&quot;&amp;[.A6]&amp;&quot;&quot;&quot;, &quot;&quot;&quot;&amp;[.B6]&amp;&quot;&quot;&quot;),&quot;" office:value-type="string" office:string-value="(&quot;05-horiz-s.jpg&quot;, &quot;04-horiz-se.jpg&quot;)," calcext:value-type="string">
            <text:p>("05-horiz-s.jpg", "04-horiz-se.jpg"),</text:p>
          </table:table-cell>
        </table:table-row>
        <table:table-row table:style-name="ro1">
          <table:table-cell office:value-type="string" calcext:value-type="string">
            <text:p>06-horiz-sw.jpg</text:p>
          </table:table-cell>
          <table:table-cell office:value-type="string" calcext:value-type="string">
            <text:p>05-horiz-s.jpg</text:p>
          </table:table-cell>
          <table:table-cell table:formula="of:=&quot;(&quot;&quot;&quot;&amp;[.A7]&amp;&quot;&quot;&quot;, &quot;&quot;&quot;&amp;[.B7]&amp;&quot;&quot;&quot;),&quot;" office:value-type="string" office:string-value="(&quot;06-horiz-sw.jpg&quot;, &quot;05-horiz-s.jpg&quot;)," calcext:value-type="string">
            <text:p>("06-horiz-sw.jpg", "05-horiz-s.jpg"),</text:p>
          </table:table-cell>
        </table:table-row>
        <table:table-row table:style-name="ro1">
          <table:table-cell office:value-type="string" calcext:value-type="string">
            <text:p>07-horiz-w.jpg</text:p>
          </table:table-cell>
          <table:table-cell office:value-type="string" calcext:value-type="string">
            <text:p>06-horiz-sw.jpg</text:p>
          </table:table-cell>
          <table:table-cell table:formula="of:=&quot;(&quot;&quot;&quot;&amp;[.A8]&amp;&quot;&quot;&quot;, &quot;&quot;&quot;&amp;[.B8]&amp;&quot;&quot;&quot;),&quot;" office:value-type="string" office:string-value="(&quot;07-horiz-w.jpg&quot;, &quot;06-horiz-sw.jpg&quot;)," calcext:value-type="string">
            <text:p>("07-horiz-w.jpg", "06-horiz-sw.jpg"),</text:p>
          </table:table-cell>
        </table:table-row>
        <table:table-row table:style-name="ro1">
          <table:table-cell office:value-type="string" calcext:value-type="string">
            <text:p>08-horiz-nw.jpg</text:p>
          </table:table-cell>
          <table:table-cell office:value-type="string" calcext:value-type="string">
            <text:p>07-horiz-w.jpg</text:p>
          </table:table-cell>
          <table:table-cell table:formula="of:=&quot;(&quot;&quot;&quot;&amp;[.A9]&amp;&quot;&quot;&quot;, &quot;&quot;&quot;&amp;[.B9]&amp;&quot;&quot;&quot;),&quot;" office:value-type="string" office:string-value="(&quot;08-horiz-nw.jpg&quot;, &quot;07-horiz-w.jpg&quot;)," calcext:value-type="string">
            <text:p>("08-horiz-nw.jpg", "07-horiz-w.jpg")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1 ↔ p1</text:p>
          </table:table-cell>
          <table:table-cell/>
          <table:table-cell office:value-type="string" calcext:value-type="string">
            <text:p># p1 ↔ p1</text:p>
          </table:table-cell>
        </table:table-row>
        <table:table-row table:style-name="ro1">
          <table:table-cell office:value-type="string" calcext:value-type="string">
            <text:p>09-p1-n.jpg</text:p>
          </table:table-cell>
          <table:table-cell office:value-type="string" calcext:value-type="string">
            <text:p>16-p1-nw.jpg</text:p>
          </table:table-cell>
          <table:table-cell table:formula="of:=&quot;(&quot;&quot;&quot;&amp;[.A12]&amp;&quot;&quot;&quot;, &quot;&quot;&quot;&amp;[.B12]&amp;&quot;&quot;&quot;),&quot;" office:value-type="string" office:string-value="(&quot;09-p1-n.jpg&quot;, &quot;16-p1-nw.jpg&quot;)," calcext:value-type="string">
            <text:p>("09-p1-n.jpg", "16-p1-nw.jpg"),</text:p>
          </table:table-cell>
        </table:table-row>
        <table:table-row table:style-name="ro1">
          <table:table-cell office:value-type="string" calcext:value-type="string">
            <text:p>10-p1-ne.jpg</text:p>
          </table:table-cell>
          <table:table-cell office:value-type="string" calcext:value-type="string">
            <text:p>09-p1-n.jpg</text:p>
          </table:table-cell>
          <table:table-cell table:formula="of:=&quot;(&quot;&quot;&quot;&amp;[.A13]&amp;&quot;&quot;&quot;, &quot;&quot;&quot;&amp;[.B13]&amp;&quot;&quot;&quot;),&quot;" office:value-type="string" office:string-value="(&quot;10-p1-ne.jpg&quot;, &quot;09-p1-n.jpg&quot;)," calcext:value-type="string">
            <text:p>("10-p1-ne.jpg", "09-p1-n.jpg"),</text:p>
          </table:table-cell>
        </table:table-row>
        <table:table-row table:style-name="ro1">
          <table:table-cell office:value-type="string" calcext:value-type="string">
            <text:p>11-p1-e.jpg</text:p>
          </table:table-cell>
          <table:table-cell office:value-type="string" calcext:value-type="string">
            <text:p>10-p1-ne.jpg</text:p>
          </table:table-cell>
          <table:table-cell table:formula="of:=&quot;(&quot;&quot;&quot;&amp;[.A14]&amp;&quot;&quot;&quot;, &quot;&quot;&quot;&amp;[.B14]&amp;&quot;&quot;&quot;),&quot;" office:value-type="string" office:string-value="(&quot;11-p1-e.jpg&quot;, &quot;10-p1-ne.jpg&quot;)," calcext:value-type="string">
            <text:p>("11-p1-e.jpg", "10-p1-ne.jpg"),</text:p>
          </table:table-cell>
        </table:table-row>
        <table:table-row table:style-name="ro1">
          <table:table-cell office:value-type="string" calcext:value-type="string">
            <text:p>12-p1-se.jpg</text:p>
          </table:table-cell>
          <table:table-cell office:value-type="string" calcext:value-type="string">
            <text:p>11-p1-e.jpg</text:p>
          </table:table-cell>
          <table:table-cell table:formula="of:=&quot;(&quot;&quot;&quot;&amp;[.A15]&amp;&quot;&quot;&quot;, &quot;&quot;&quot;&amp;[.B15]&amp;&quot;&quot;&quot;),&quot;" office:value-type="string" office:string-value="(&quot;12-p1-se.jpg&quot;, &quot;11-p1-e.jpg&quot;)," calcext:value-type="string">
            <text:p>("12-p1-se.jpg", "11-p1-e.jpg"),</text:p>
          </table:table-cell>
        </table:table-row>
        <table:table-row table:style-name="ro1">
          <table:table-cell office:value-type="string" calcext:value-type="string">
            <text:p>13-p1-s.jpg</text:p>
          </table:table-cell>
          <table:table-cell office:value-type="string" calcext:value-type="string">
            <text:p>12-p1-se.jpg</text:p>
          </table:table-cell>
          <table:table-cell table:formula="of:=&quot;(&quot;&quot;&quot;&amp;[.A16]&amp;&quot;&quot;&quot;, &quot;&quot;&quot;&amp;[.B16]&amp;&quot;&quot;&quot;),&quot;" office:value-type="string" office:string-value="(&quot;13-p1-s.jpg&quot;, &quot;12-p1-se.jpg&quot;)," calcext:value-type="string">
            <text:p>("13-p1-s.jpg", "12-p1-se.jpg"),</text:p>
          </table:table-cell>
        </table:table-row>
        <table:table-row table:style-name="ro1">
          <table:table-cell office:value-type="string" calcext:value-type="string">
            <text:p>14-p1-sw.jpg</text:p>
          </table:table-cell>
          <table:table-cell office:value-type="string" calcext:value-type="string">
            <text:p>13-p1-s.jpg</text:p>
          </table:table-cell>
          <table:table-cell table:formula="of:=&quot;(&quot;&quot;&quot;&amp;[.A17]&amp;&quot;&quot;&quot;, &quot;&quot;&quot;&amp;[.B17]&amp;&quot;&quot;&quot;),&quot;" office:value-type="string" office:string-value="(&quot;14-p1-sw.jpg&quot;, &quot;13-p1-s.jpg&quot;)," calcext:value-type="string">
            <text:p>("14-p1-sw.jpg", "13-p1-s.jpg"),</text:p>
          </table:table-cell>
        </table:table-row>
        <table:table-row table:style-name="ro1">
          <table:table-cell office:value-type="string" calcext:value-type="string">
            <text:p>15-p1-w.jpg</text:p>
          </table:table-cell>
          <table:table-cell office:value-type="string" calcext:value-type="string">
            <text:p>14-p1-sw.jpg</text:p>
          </table:table-cell>
          <table:table-cell table:formula="of:=&quot;(&quot;&quot;&quot;&amp;[.A18]&amp;&quot;&quot;&quot;, &quot;&quot;&quot;&amp;[.B18]&amp;&quot;&quot;&quot;),&quot;" office:value-type="string" office:string-value="(&quot;15-p1-w.jpg&quot;, &quot;14-p1-sw.jpg&quot;)," calcext:value-type="string">
            <text:p>("15-p1-w.jpg", "14-p1-sw.jpg"),</text:p>
          </table:table-cell>
        </table:table-row>
        <table:table-row table:style-name="ro1">
          <table:table-cell office:value-type="string" calcext:value-type="string">
            <text:p>16-p1-nw.jpg</text:p>
          </table:table-cell>
          <table:table-cell office:value-type="string" calcext:value-type="string">
            <text:p>15-p1-w.jpg</text:p>
          </table:table-cell>
          <table:table-cell table:formula="of:=&quot;(&quot;&quot;&quot;&amp;[.A19]&amp;&quot;&quot;&quot;, &quot;&quot;&quot;&amp;[.B19]&amp;&quot;&quot;&quot;),&quot;" office:value-type="string" office:string-value="(&quot;16-p1-nw.jpg&quot;, &quot;15-p1-w.jpg&quot;)," calcext:value-type="string">
            <text:p>("16-p1-nw.jpg", "15-p1-w.jpg")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2 ↔ p2</text:p>
          </table:table-cell>
          <table:table-cell/>
          <table:table-cell office:value-type="string" calcext:value-type="string">
            <text:p># p2 ↔ p2</text:p>
          </table:table-cell>
        </table:table-row>
        <table:table-row table:style-name="ro1">
          <table:table-cell office:value-type="string" calcext:value-type="string">
            <text:p>17-p2-n.jpg</text:p>
          </table:table-cell>
          <table:table-cell office:value-type="string" calcext:value-type="string">
            <text:p>18-p2-e.jpg</text:p>
          </table:table-cell>
          <table:table-cell table:formula="of:=&quot;(&quot;&quot;&quot;&amp;[.A22]&amp;&quot;&quot;&quot;, &quot;&quot;&quot;&amp;[.B22]&amp;&quot;&quot;&quot;),&quot;" office:value-type="string" office:string-value="(&quot;17-p2-n.jpg&quot;, &quot;18-p2-e.jpg&quot;)," calcext:value-type="string">
            <text:p>("17-p2-n.jpg", "18-p2-e.jpg"),</text:p>
          </table:table-cell>
        </table:table-row>
        <table:table-row table:style-name="ro1">
          <table:table-cell office:value-type="string" calcext:value-type="string">
            <text:p>18-p2-e.jpg</text:p>
          </table:table-cell>
          <table:table-cell office:value-type="string" calcext:value-type="string">
            <text:p>19-p2-s.jpg</text:p>
          </table:table-cell>
          <table:table-cell table:formula="of:=&quot;(&quot;&quot;&quot;&amp;[.A23]&amp;&quot;&quot;&quot;, &quot;&quot;&quot;&amp;[.B23]&amp;&quot;&quot;&quot;),&quot;" office:value-type="string" office:string-value="(&quot;18-p2-e.jpg&quot;, &quot;19-p2-s.jpg&quot;)," calcext:value-type="string">
            <text:p>("18-p2-e.jpg", "19-p2-s.jpg"),</text:p>
          </table:table-cell>
        </table:table-row>
        <table:table-row table:style-name="ro1">
          <table:table-cell office:value-type="string" calcext:value-type="string">
            <text:p>19-p2-s.jpg</text:p>
          </table:table-cell>
          <table:table-cell office:value-type="string" calcext:value-type="string">
            <text:p>20-p2-w.jpg</text:p>
          </table:table-cell>
          <table:table-cell table:formula="of:=&quot;(&quot;&quot;&quot;&amp;[.A24]&amp;&quot;&quot;&quot;, &quot;&quot;&quot;&amp;[.B24]&amp;&quot;&quot;&quot;),&quot;" office:value-type="string" office:string-value="(&quot;19-p2-s.jpg&quot;, &quot;20-p2-w.jpg&quot;)," calcext:value-type="string">
            <text:p>("19-p2-s.jpg", "20-p2-w.jpg"),</text:p>
          </table:table-cell>
        </table:table-row>
        <table:table-row table:style-name="ro1">
          <table:table-cell office:value-type="string" calcext:value-type="string">
            <text:p>20-p2-w.jpg</text:p>
          </table:table-cell>
          <table:table-cell office:value-type="string" calcext:value-type="string">
            <text:p>17-p2-n.jpg</text:p>
          </table:table-cell>
          <table:table-cell table:formula="of:=&quot;(&quot;&quot;&quot;&amp;[.A25]&amp;&quot;&quot;&quot;, &quot;&quot;&quot;&amp;[.B25]&amp;&quot;&quot;&quot;),&quot;" office:value-type="string" office:string-value="(&quot;20-p2-w.jpg&quot;, &quot;17-p2-n.jpg&quot;)," calcext:value-type="string">
            <text:p>("20-p2-w.jpg", "17-p2-n.jpg")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2 ↔ Zenith</text:p>
          </table:table-cell>
          <table:table-cell/>
          <table:table-cell office:value-type="string" calcext:value-type="string">
            <text:p># p2 ↔ Zenith</text:p>
          </table:table-cell>
        </table:table-row>
        <table:table-row table:style-name="ro1">
          <table:table-cell office:value-type="string" calcext:value-type="string">
            <text:p>17-p2-n.jpg</text:p>
          </table:table-cell>
          <table:table-cell office:value-type="string" calcext:value-type="string">
            <text:p>21-zenith.jpg</text:p>
          </table:table-cell>
          <table:table-cell table:formula="of:=&quot;(&quot;&quot;&quot;&amp;[.A28]&amp;&quot;&quot;&quot;, &quot;&quot;&quot;&amp;[.B28]&amp;&quot;&quot;&quot;),&quot;" office:value-type="string" office:string-value="(&quot;17-p2-n.jpg&quot;, &quot;21-zenith.jpg&quot;)," calcext:value-type="string">
            <text:p>("17-p2-n.jpg", "21-zenith.jpg"),</text:p>
          </table:table-cell>
        </table:table-row>
        <table:table-row table:style-name="ro1">
          <table:table-cell office:value-type="string" calcext:value-type="string">
            <text:p>18-p2-e.jpg</text:p>
          </table:table-cell>
          <table:table-cell office:value-type="string" calcext:value-type="string">
            <text:p>21-zenith.jpg</text:p>
          </table:table-cell>
          <table:table-cell table:formula="of:=&quot;(&quot;&quot;&quot;&amp;[.A29]&amp;&quot;&quot;&quot;, &quot;&quot;&quot;&amp;[.B29]&amp;&quot;&quot;&quot;),&quot;" office:value-type="string" office:string-value="(&quot;18-p2-e.jpg&quot;, &quot;21-zenith.jpg&quot;)," calcext:value-type="string">
            <text:p>("18-p2-e.jpg", "21-zenith.jpg"),</text:p>
          </table:table-cell>
        </table:table-row>
        <table:table-row table:style-name="ro1">
          <table:table-cell office:value-type="string" calcext:value-type="string">
            <text:p>19-p2-s.jpg</text:p>
          </table:table-cell>
          <table:table-cell office:value-type="string" calcext:value-type="string">
            <text:p>21-zenith.jpg</text:p>
          </table:table-cell>
          <table:table-cell table:formula="of:=&quot;(&quot;&quot;&quot;&amp;[.A30]&amp;&quot;&quot;&quot;, &quot;&quot;&quot;&amp;[.B30]&amp;&quot;&quot;&quot;),&quot;" office:value-type="string" office:string-value="(&quot;19-p2-s.jpg&quot;, &quot;21-zenith.jpg&quot;)," calcext:value-type="string">
            <text:p>("19-p2-s.jpg", "21-zenith.jpg"),</text:p>
          </table:table-cell>
        </table:table-row>
        <table:table-row table:style-name="ro1">
          <table:table-cell office:value-type="string" calcext:value-type="string">
            <text:p>20-p2-w.jpg</text:p>
          </table:table-cell>
          <table:table-cell office:value-type="string" calcext:value-type="string">
            <text:p>21-zenith.jpg</text:p>
          </table:table-cell>
          <table:table-cell table:formula="of:=&quot;(&quot;&quot;&quot;&amp;[.A31]&amp;&quot;&quot;&quot;, &quot;&quot;&quot;&amp;[.B31]&amp;&quot;&quot;&quot;),&quot;" office:value-type="string" office:string-value="(&quot;20-p2-w.jpg&quot;, &quot;21-zenith.jpg&quot;)," calcext:value-type="string">
            <text:p>("20-p2-w.jpg", "21-zenith.jpg"),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p1 ↔ p2</text:p>
          </table:table-cell>
          <table:table-cell/>
          <table:table-cell office:value-type="string" calcext:value-type="string">
            <text:p># p1 ↔ p2</text:p>
          </table:table-cell>
        </table:table-row>
        <table:table-row table:style-name="ro1">
          <table:table-cell office:value-type="string" calcext:value-type="string">
            <text:p>09-p1-n.jpg</text:p>
          </table:table-cell>
          <table:table-cell office:value-type="string" calcext:value-type="string">
            <text:p>17-p2-n.jpg</text:p>
          </table:table-cell>
          <table:table-cell table:formula="of:=&quot;(&quot;&quot;&quot;&amp;[.A35]&amp;&quot;&quot;&quot;, &quot;&quot;&quot;&amp;[.B35]&amp;&quot;&quot;&quot;),&quot;" office:value-type="string" office:string-value="(&quot;09-p1-n.jpg&quot;, &quot;17-p2-n.jpg&quot;)," calcext:value-type="string">
            <text:p>("09-p1-n.jpg", "17-p2-n.jpg"),</text:p>
          </table:table-cell>
        </table:table-row>
        <table:table-row table:style-name="ro1">
          <table:table-cell office:value-type="string" calcext:value-type="string">
            <text:p>10-p1-n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p1-e.jpg</text:p>
          </table:table-cell>
          <table:table-cell office:value-type="string" calcext:value-type="string">
            <text:p>18-p2-e.jpg</text:p>
          </table:table-cell>
          <table:table-cell table:formula="of:=&quot;(&quot;&quot;&quot;&amp;[.A37]&amp;&quot;&quot;&quot;, &quot;&quot;&quot;&amp;[.B37]&amp;&quot;&quot;&quot;),&quot;" office:value-type="string" office:string-value="(&quot;11-p1-e.jpg&quot;, &quot;18-p2-e.jpg&quot;)," calcext:value-type="string">
            <text:p>("11-p1-e.jpg", "18-p2-e.jpg"),</text:p>
          </table:table-cell>
        </table:table-row>
        <table:table-row table:style-name="ro1">
          <table:table-cell office:value-type="string" calcext:value-type="string">
            <text:p>12-p1-se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p1-s.jpg</text:p>
          </table:table-cell>
          <table:table-cell office:value-type="string" calcext:value-type="string">
            <text:p>19-p2-s.jpg</text:p>
          </table:table-cell>
          <table:table-cell table:formula="of:=&quot;(&quot;&quot;&quot;&amp;[.A39]&amp;&quot;&quot;&quot;, &quot;&quot;&quot;&amp;[.B39]&amp;&quot;&quot;&quot;),&quot;" office:value-type="string" office:string-value="(&quot;13-p1-s.jpg&quot;, &quot;19-p2-s.jpg&quot;)," calcext:value-type="string">
            <text:p>("13-p1-s.jpg", "19-p2-s.jpg"),</text:p>
          </table:table-cell>
        </table:table-row>
        <table:table-row table:style-name="ro1">
          <table:table-cell office:value-type="string" calcext:value-type="string">
            <text:p>14-p1-sw.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p1-w.jpg</text:p>
          </table:table-cell>
          <table:table-cell office:value-type="string" calcext:value-type="string">
            <text:p>20-p2-w.jpg</text:p>
          </table:table-cell>
          <table:table-cell table:formula="of:=&quot;(&quot;&quot;&quot;&amp;[.A41]&amp;&quot;&quot;&quot;, &quot;&quot;&quot;&amp;[.B41]&amp;&quot;&quot;&quot;),&quot;" office:value-type="string" office:string-value="(&quot;15-p1-w.jpg&quot;, &quot;20-p2-w.jpg&quot;)," calcext:value-type="string">
            <text:p>("15-p1-w.jpg", "20-p2-w.jpg"),</text:p>
          </table:table-cell>
        </table:table-row>
        <table:table-row table:style-name="ro1">
          <table:table-cell office:value-type="string" calcext:value-type="string">
            <text:p>16-p1-nw.jpg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Horizon ↔ p1</text:p>
          </table:table-cell>
          <table:table-cell/>
          <table:table-cell office:value-type="string" calcext:value-type="string">
            <text:p># Horizon ↔ p1</text:p>
          </table:table-cell>
        </table:table-row>
        <table:table-row table:style-name="ro1">
          <table:table-cell office:value-type="string" calcext:value-type="string">
            <text:p>01-horiz-n.jpg</text:p>
          </table:table-cell>
          <table:table-cell office:value-type="string" calcext:value-type="string">
            <text:p>09-p1-n.jpg</text:p>
          </table:table-cell>
          <table:table-cell table:formula="of:=&quot;(&quot;&quot;&quot;&amp;[.A46]&amp;&quot;&quot;&quot;, &quot;&quot;&quot;&amp;[.B46]&amp;&quot;&quot;&quot;),&quot;" office:value-type="string" office:string-value="(&quot;01-horiz-n.jpg&quot;, &quot;09-p1-n.jpg&quot;)," calcext:value-type="string">
            <text:p>("01-horiz-n.jpg", "09-p1-n.jpg"),</text:p>
          </table:table-cell>
        </table:table-row>
        <table:table-row table:style-name="ro1">
          <table:table-cell office:value-type="string" calcext:value-type="string">
            <text:p>02-horiz-ne.jpg</text:p>
          </table:table-cell>
          <table:table-cell office:value-type="string" calcext:value-type="string">
            <text:p>10-p1-ne.jpg</text:p>
          </table:table-cell>
          <table:table-cell table:formula="of:=&quot;(&quot;&quot;&quot;&amp;[.A47]&amp;&quot;&quot;&quot;, &quot;&quot;&quot;&amp;[.B47]&amp;&quot;&quot;&quot;),&quot;" office:value-type="string" office:string-value="(&quot;02-horiz-ne.jpg&quot;, &quot;10-p1-ne.jpg&quot;)," calcext:value-type="string">
            <text:p>("02-horiz-ne.jpg", "10-p1-ne.jpg"),</text:p>
          </table:table-cell>
        </table:table-row>
        <table:table-row table:style-name="ro1">
          <table:table-cell office:value-type="string" calcext:value-type="string">
            <text:p>03-horiz-e.jpg</text:p>
          </table:table-cell>
          <table:table-cell office:value-type="string" calcext:value-type="string">
            <text:p>11-p1-e.jpg</text:p>
          </table:table-cell>
          <table:table-cell table:formula="of:=&quot;(&quot;&quot;&quot;&amp;[.A48]&amp;&quot;&quot;&quot;, &quot;&quot;&quot;&amp;[.B48]&amp;&quot;&quot;&quot;),&quot;" office:value-type="string" office:string-value="(&quot;03-horiz-e.jpg&quot;, &quot;11-p1-e.jpg&quot;)," calcext:value-type="string">
            <text:p>("03-horiz-e.jpg", "11-p1-e.jpg"),</text:p>
          </table:table-cell>
        </table:table-row>
        <table:table-row table:style-name="ro1">
          <table:table-cell office:value-type="string" calcext:value-type="string">
            <text:p>04-horiz-se.jpg</text:p>
          </table:table-cell>
          <table:table-cell office:value-type="string" calcext:value-type="string">
            <text:p>12-p1-se.jpg</text:p>
          </table:table-cell>
          <table:table-cell table:formula="of:=&quot;(&quot;&quot;&quot;&amp;[.A49]&amp;&quot;&quot;&quot;, &quot;&quot;&quot;&amp;[.B49]&amp;&quot;&quot;&quot;),&quot;" office:value-type="string" office:string-value="(&quot;04-horiz-se.jpg&quot;, &quot;12-p1-se.jpg&quot;)," calcext:value-type="string">
            <text:p>("04-horiz-se.jpg", "12-p1-se.jpg"),</text:p>
          </table:table-cell>
        </table:table-row>
        <table:table-row table:style-name="ro1">
          <table:table-cell office:value-type="string" calcext:value-type="string">
            <text:p>05-horiz-s.jpg</text:p>
          </table:table-cell>
          <table:table-cell office:value-type="string" calcext:value-type="string">
            <text:p>13-p1-s.jpg</text:p>
          </table:table-cell>
          <table:table-cell table:formula="of:=&quot;(&quot;&quot;&quot;&amp;[.A50]&amp;&quot;&quot;&quot;, &quot;&quot;&quot;&amp;[.B50]&amp;&quot;&quot;&quot;),&quot;" office:value-type="string" office:string-value="(&quot;05-horiz-s.jpg&quot;, &quot;13-p1-s.jpg&quot;)," calcext:value-type="string">
            <text:p>("05-horiz-s.jpg", "13-p1-s.jpg"),</text:p>
          </table:table-cell>
        </table:table-row>
        <table:table-row table:style-name="ro1">
          <table:table-cell office:value-type="string" calcext:value-type="string">
            <text:p>06-horiz-sw.jpg</text:p>
          </table:table-cell>
          <table:table-cell office:value-type="string" calcext:value-type="string">
            <text:p>14-p1-sw.jpg</text:p>
          </table:table-cell>
          <table:table-cell table:formula="of:=&quot;(&quot;&quot;&quot;&amp;[.A51]&amp;&quot;&quot;&quot;, &quot;&quot;&quot;&amp;[.B51]&amp;&quot;&quot;&quot;),&quot;" office:value-type="string" office:string-value="(&quot;06-horiz-sw.jpg&quot;, &quot;14-p1-sw.jpg&quot;)," calcext:value-type="string">
            <text:p>("06-horiz-sw.jpg", "14-p1-sw.jpg"),</text:p>
          </table:table-cell>
        </table:table-row>
        <table:table-row table:style-name="ro1">
          <table:table-cell office:value-type="string" calcext:value-type="string">
            <text:p>07-horiz-w.jpg</text:p>
          </table:table-cell>
          <table:table-cell office:value-type="string" calcext:value-type="string">
            <text:p>15-p1-w.jpg</text:p>
          </table:table-cell>
          <table:table-cell table:formula="of:=&quot;(&quot;&quot;&quot;&amp;[.A52]&amp;&quot;&quot;&quot;, &quot;&quot;&quot;&amp;[.B52]&amp;&quot;&quot;&quot;),&quot;" office:value-type="string" office:string-value="(&quot;07-horiz-w.jpg&quot;, &quot;15-p1-w.jpg&quot;)," calcext:value-type="string">
            <text:p>("07-horiz-w.jpg", "15-p1-w.jpg"),</text:p>
          </table:table-cell>
        </table:table-row>
        <table:table-row table:style-name="ro1">
          <table:table-cell office:value-type="string" calcext:value-type="string">
            <text:p>08-horiz-nw.jpg</text:p>
          </table:table-cell>
          <table:table-cell office:value-type="string" calcext:value-type="string">
            <text:p>16-p1-nw.jpg</text:p>
          </table:table-cell>
          <table:table-cell table:formula="of:=&quot;(&quot;&quot;&quot;&amp;[.A53]&amp;&quot;&quot;&quot;, &quot;&quot;&quot;&amp;[.B53]&amp;&quot;&quot;&quot;),&quot;" office:value-type="string" office:string-value="(&quot;08-horiz-nw.jpg&quot;, &quot;16-p1-nw.jpg&quot;)," calcext:value-type="string">
            <text:p>("08-horiz-nw.jpg", "16-p1-nw.jpg"),</text:p>
          </table:table-cell>
        </table:table-row>
      </table:table>
      <table:table table:name="enforced_matches_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 Horizon ↔ horizon</text:p>
          </table:table-cell>
          <table:table-cell/>
          <table:table-cell office:value-type="string" calcext:value-type="string">
            <text:p># Horizon ↔ horiz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&quot;(&quot;&amp;[.A2]-1&amp;&quot;, &quot;&amp;[.B2]-1&amp;&quot;),&quot;" office:value-type="string" office:string-value="(0, 7)," calcext:value-type="string">
            <text:p>(0, 7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(&quot;&amp;[.A3]-1&amp;&quot;, &quot;&amp;[.B3]-1&amp;&quot;),&quot;" office:value-type="string" office:string-value="(1, 0)," calcext:value-type="string">
            <text:p>(1, 0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(&quot;&amp;[.A4]-1&amp;&quot;, &quot;&amp;[.B4]-1&amp;&quot;),&quot;" office:value-type="string" office:string-value="(2, 1)," calcext:value-type="string">
            <text:p>(2, 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&quot;(&quot;&amp;[.A5]-1&amp;&quot;, &quot;&amp;[.B5]-1&amp;&quot;),&quot;" office:value-type="string" office:string-value="(3, 2)," calcext:value-type="string">
            <text:p>(3, 2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&quot;(&quot;&amp;[.A6]-1&amp;&quot;, &quot;&amp;[.B6]-1&amp;&quot;),&quot;" office:value-type="string" office:string-value="(4, 3)," calcext:value-type="string">
            <text:p>(4, 3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&quot;(&quot;&amp;[.A7]-1&amp;&quot;, &quot;&amp;[.B7]-1&amp;&quot;),&quot;" office:value-type="string" office:string-value="(5, 4)," calcext:value-type="string">
            <text:p>(5, 4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&quot;(&quot;&amp;[.A8]-1&amp;&quot;, &quot;&amp;[.B8]-1&amp;&quot;),&quot;" office:value-type="string" office:string-value="(6, 5)," calcext:value-type="string">
            <text:p>(6, 5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&quot;(&quot;&amp;[.A9]-1&amp;&quot;, &quot;&amp;[.B9]-1&amp;&quot;),&quot;" office:value-type="string" office:string-value="(7, 6)," calcext:value-type="string">
            <text:p>(7, 6)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1 ↔ p1</text:p>
          </table:table-cell>
          <table:table-cell/>
          <table:table-cell office:value-type="string" calcext:value-type="string">
            <text:p># p1 ↔ p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&quot;(&quot;&amp;[.A12]-1&amp;&quot;, &quot;&amp;[.B12]-1&amp;&quot;),&quot;" office:value-type="string" office:string-value="(8, 15)," calcext:value-type="string">
            <text:p>(8, 15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&quot;(&quot;&amp;[.A13]-1&amp;&quot;, &quot;&amp;[.B13]-1&amp;&quot;),&quot;" office:value-type="string" office:string-value="(9, 8)," calcext:value-type="string">
            <text:p>(9, 8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&quot;(&quot;&amp;[.A14]-1&amp;&quot;, &quot;&amp;[.B14]-1&amp;&quot;),&quot;" office:value-type="string" office:string-value="(10, 9)," calcext:value-type="string">
            <text:p>(10, 9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&quot;(&quot;&amp;[.A15]-1&amp;&quot;, &quot;&amp;[.B15]-1&amp;&quot;),&quot;" office:value-type="string" office:string-value="(11, 10)," calcext:value-type="string">
            <text:p>(11, 10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&quot;(&quot;&amp;[.A16]-1&amp;&quot;, &quot;&amp;[.B16]-1&amp;&quot;),&quot;" office:value-type="string" office:string-value="(12, 11)," calcext:value-type="string">
            <text:p>(12, 11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&quot;(&quot;&amp;[.A17]-1&amp;&quot;, &quot;&amp;[.B17]-1&amp;&quot;),&quot;" office:value-type="string" office:string-value="(13, 12)," calcext:value-type="string">
            <text:p>(13, 12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&quot;(&quot;&amp;[.A18]-1&amp;&quot;, &quot;&amp;[.B18]-1&amp;&quot;),&quot;" office:value-type="string" office:string-value="(14, 13)," calcext:value-type="string">
            <text:p>(14, 13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&quot;(&quot;&amp;[.A19]-1&amp;&quot;, &quot;&amp;[.B19]-1&amp;&quot;),&quot;" office:value-type="string" office:string-value="(15, 14)," calcext:value-type="string">
            <text:p>(15, 14)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2 ↔ p2</text:p>
          </table:table-cell>
          <table:table-cell/>
          <table:table-cell office:value-type="string" calcext:value-type="string">
            <text:p># p2 ↔ p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&quot;(&quot;&amp;[.A22]-1&amp;&quot;, &quot;&amp;[.B22]-1&amp;&quot;),&quot;" office:value-type="string" office:string-value="(16, 17)," calcext:value-type="string">
            <text:p>(16, 17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&quot;(&quot;&amp;[.A23]-1&amp;&quot;, &quot;&amp;[.B23]-1&amp;&quot;),&quot;" office:value-type="string" office:string-value="(17, 18)," calcext:value-type="string">
            <text:p>(17, 18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&quot;(&quot;&amp;[.A24]-1&amp;&quot;, &quot;&amp;[.B24]-1&amp;&quot;),&quot;" office:value-type="string" office:string-value="(18, 19)," calcext:value-type="string">
            <text:p>(18, 19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&quot;(&quot;&amp;[.A25]-1&amp;&quot;, &quot;&amp;[.B25]-1&amp;&quot;),&quot;" office:value-type="string" office:string-value="(19, 16)," calcext:value-type="string">
            <text:p>(19, 16)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 p2 ↔ Zenith</text:p>
          </table:table-cell>
          <table:table-cell/>
          <table:table-cell office:value-type="string" calcext:value-type="string">
            <text:p># p2 ↔ Zenit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&quot;(&quot;&amp;[.A28]-1&amp;&quot;, &quot;&amp;[.B28]-1&amp;&quot;),&quot;" office:value-type="string" office:string-value="(16, 20)," calcext:value-type="string">
            <text:p>(16, 2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&quot;(&quot;&amp;[.A29]-1&amp;&quot;, &quot;&amp;[.B29]-1&amp;&quot;),&quot;" office:value-type="string" office:string-value="(17, 20)," calcext:value-type="string">
            <text:p>(17, 2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&quot;(&quot;&amp;[.A30]-1&amp;&quot;, &quot;&amp;[.B30]-1&amp;&quot;),&quot;" office:value-type="string" office:string-value="(18, 20)," calcext:value-type="string">
            <text:p>(18, 20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&quot;(&quot;&amp;[.A31]-1&amp;&quot;, &quot;&amp;[.B31]-1&amp;&quot;),&quot;" office:value-type="string" office:string-value="(19, 20)," calcext:value-type="string">
            <text:p>(19, 20),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p1 ↔ p2</text:p>
          </table:table-cell>
          <table:table-cell/>
          <table:table-cell office:value-type="string" calcext:value-type="string">
            <text:p># p1 ↔ p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&quot;(&quot;&amp;[.A35]-1&amp;&quot;, &quot;&amp;[.B35]-1&amp;&quot;),&quot;" office:value-type="string" office:string-value="(8, 16)," calcext:value-type="string">
            <text:p>(8, 16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&quot;(&quot;&amp;[.A37]-1&amp;&quot;, &quot;&amp;[.B37]-1&amp;&quot;),&quot;" office:value-type="string" office:string-value="(10, 17)," calcext:value-type="string">
            <text:p>(10, 17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&quot;(&quot;&amp;[.A39]-1&amp;&quot;, &quot;&amp;[.B39]-1&amp;&quot;),&quot;" office:value-type="string" office:string-value="(12, 18)," calcext:value-type="string">
            <text:p>(12, 18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&quot;(&quot;&amp;[.A41]-1&amp;&quot;, &quot;&amp;[.B41]-1&amp;&quot;),&quot;" office:value-type="string" office:string-value="(14, 19)," calcext:value-type="string">
            <text:p>(14, 19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# Horizon ↔ p1</text:p>
          </table:table-cell>
          <table:table-cell/>
          <table:table-cell office:value-type="string" calcext:value-type="string">
            <text:p># Horizon ↔ p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&quot;(&quot;&amp;[.A46]-1&amp;&quot;, &quot;&amp;[.B46]-1&amp;&quot;),&quot;" office:value-type="string" office:string-value="(0, 8)," calcext:value-type="string">
            <text:p>(0, 8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&quot;(&quot;&amp;[.A47]-1&amp;&quot;, &quot;&amp;[.B47]-1&amp;&quot;),&quot;" office:value-type="string" office:string-value="(1, 9)," calcext:value-type="string">
            <text:p>(1, 9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&quot;(&quot;&amp;[.A48]-1&amp;&quot;, &quot;&amp;[.B48]-1&amp;&quot;),&quot;" office:value-type="string" office:string-value="(2, 10)," calcext:value-type="string">
            <text:p>(2, 1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&quot;(&quot;&amp;[.A49]-1&amp;&quot;, &quot;&amp;[.B49]-1&amp;&quot;),&quot;" office:value-type="string" office:string-value="(3, 11)," calcext:value-type="string">
            <text:p>(3, 11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&quot;(&quot;&amp;[.A50]-1&amp;&quot;, &quot;&amp;[.B50]-1&amp;&quot;),&quot;" office:value-type="string" office:string-value="(4, 12)," calcext:value-type="string">
            <text:p>(4, 12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&quot;(&quot;&amp;[.A51]-1&amp;&quot;, &quot;&amp;[.B51]-1&amp;&quot;),&quot;" office:value-type="string" office:string-value="(5, 13)," calcext:value-type="string">
            <text:p>(5, 13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&quot;(&quot;&amp;[.A52]-1&amp;&quot;, &quot;&amp;[.B52]-1&amp;&quot;),&quot;" office:value-type="string" office:string-value="(6, 14)," calcext:value-type="string">
            <text:p>(6, 14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&quot;(&quot;&amp;[.A53]-1&amp;&quot;, &quot;&amp;[.B53]-1&amp;&quot;),&quot;" office:value-type="string" office:string-value="(7, 15)," calcext:value-type="string">
            <text:p>(7, 15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heSansMonoCd Office" svg:font-family="'TheSansMonoCd Office'" style:font-adornments="Standard" style:font-family-generic="swiss" style:font-pitch="fixed"/>
    <style:font-face style:name="TheSansMonoCd Office1" svg:font-family="'TheSansMonoCd Office'" style:font-family-generic="swiss" style:font-pitch="fixed"/>
  </office:font-face-decls>
  <office:styles>
    <style:default-style style:family="table-cell">
      <style:paragraph-properties style:tab-stop-distance="12.7m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TheSansMonoCd Office" fo:font-family="'TheSansMonoCd Office'" style:font-style-name="Standard" style:font-family-generic="swiss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20:39:06.237831612</meta:creation-date>
    <dc:title>TheSansMonoCd Office</dc:title>
    <meta:editing-duration>PT4H7M20S</meta:editing-duration>
    <meta:editing-cycles>3</meta:editing-cycles>
    <meta:generator>LibreOffice/7.3.7.2$Linux_X86_64 LibreOffice_project/30$Build-2</meta:generator>
    <dc:date>2022-12-19T23:56:16.802612425</dc:date>
    <meta:document-statistic meta:table-count="3" meta:cell-count="274" meta:object-count="0"/>
    <meta:template xlink:type="simple" xlink:actuate="onRequest" xlink:title="TheSansMonoCd Office" xlink:href="../../../../../Templates/TheSansMonoCd%20Office.ots" meta:date="2022-12-13T20:39:05.382032021"/>
  </office:meta>
</office:document-meta>
</file>